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2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Olá a todos,</text:span><text:span text:style-name="T1"> </text:span><text:span text:style-name="T2">meu nome é Eduardo Guerra.</text:span><text:span text:style-name="T1"> </text:span><text:span text:style-name="T2">Estamos aqui no curso de orientação a objeto com Java e hoje</text:span><text:span text:style-name="T1"> </text:span><text:span text:style-name="T2">eu vou mostrar para vocês como criar na prática testes automatizados.</text:span><text:span text:style-name="T1"> </text:span><text:span text:style-name="T2">Tá? A gente como exercício a gente vai tentar</text:span><text:span text:style-name="T1"> </text:span><text:span text:style-name="T2">criar os testes para a nossa classe carro.</text:span><text:span text:style-name="T1"> </text:span><text:span text:style-name="T2">Então eu vou vir aqui vou abrir a classe</text:span><text:span text:style-name="T1"> </text:span><text:span text:style-name="T2">carro que a gente desenvolveu na aula passada certo?</text:span><text:span text:style-name="T1"> </text:span><text:span text:style-name="T2">A gente pode ver aí que ele tem o método acelerar e frear, e a gente vai testar</text:span><text:span text:style-name="T1"> </text:span><text:span text:style-name="T2">justamente essas funcionalidades da classe carro certo?</text:span><text:span text:style-name="T1"> </text:span><text:span text:style-name="T2">Então eu vou vir aqui, eu vou adicionar o JUnit é o primeiro</text:span><text:span text:style-name="T1"> </text:span><text:span text:style-name="T2">passo que eu tenho que fazer é adicionar o JUnit no meu projeto.</text:span><text:span text:style-name="T1"> </text:span><text:span text:style-name="T2">Tá? Então eu vou vir aqui propriedades vou eu</text:span><text:span text:style-name="T1"> </text:span><text:span text:style-name="T2">preciso clicar aqui Java Build Path,</text:span><text:span text:style-name="T1"> </text:span><text:span text:style-name="T2">Libraries e selecionar Add Library tá?</text:span><text:span text:style-name="T1"> </text:span><text:span text:style-name="T2">Ele tem várias opções.</text:span><text:span text:style-name="T1"> </text:span><text:span text:style-name="T2">O JUnit aqui é uma delas, eu vou dar Next tá?</text:span><text:span text:style-name="T1"> </text:span><text:span text:style-name="T2">O Eclipse ele já vem com o JUnit né, ele tem a opção do JUnit 3, o JUnit 4.</text:span><text:span text:style-name="T1"> </text:span><text:span text:style-name="T2">A gente nesse curso vai tá usando o JUnit 4.</text:span><text:span text:style-name="T1"> </text:span><text:span text:style-name="T2">Tá? Então eu já deixo aqui selecionado</text:span><text:span text:style-name="T1"> </text:span><text:span text:style-name="T2">e dou o OK.</text:span><text:span text:style-name="T1"> </text:span><text:span text:style-name="T2">Certo?</text:span><text:span text:style-name="T1"> </text:span><text:span text:style-name="T2">Ele tem que aparecer aqui JUnit 4.</text:span><text:span text:style-name="T1"> </text:span><text:span text:style-name="T2">Tá? Quando a gente cria testes,</text:span><text:span text:style-name="T1"> </text:span><text:span text:style-name="T2">a gente costuma separar o código do teste do código que a gente está desenvolvendo.</text:span><text:span text:style-name="T1"> </text:span><text:span text:style-name="T2">Então eu vou vir aqui e vou criar novo Source Folder certo?</text:span><text:span text:style-name="T1"> </text:span><text:span text:style-name="T2">Que eu vou chamar de Teste.</text:span><text:span text:style-name="T1"> </text:span><text:span text:style-name="T2">Então coloquei aqui baixo.</text:span><text:span text:style-name="T1"> </text:span><text:span text:style-name="T2">Então eu vou vir aqui agora vou dar novo JUnit Test Case,</text:span><text:span text:style-name="T1"> </text:span><text:span text:style-name="T2">vou colocar aqui, TesteCarro certo?</text:span><text:span text:style-name="T1"> </text:span><text:span text:style-name="T2">Ele pergunta qual que é o source folder que eu quero.</text:span><text:span text:style-name="T1"> </text:span><text:span text:style-name="T2">No caso eu quero o source folder Teste que eu criei para colocar os testes certo?</text:span><text:span text:style-name="T1"> </text:span><text:span text:style-name="T2">E finalizo.</text:span><text:span text:style-name="T1"> </text:span><text:span text:style-name="T2">Você pode observar que ele simplesmente vem com teste aqui.</text:span><text:span text:style-name="T1"> </text:span><text:span text:style-name="T2">Então você pode criar a classe de teste, você não precisa</text:span><text:span text:style-name="T1"> </text:span><text:span text:style-name="T2">ficar criando monte de eu vou usar aqui o coisa do Eclipse.</text:span><text:span text:style-name="T1"> </text:span><text:span text:style-name="T2">Simplesmente você pode criar uma classe normal e depois ir acrescentando</text:span><text:span text:style-name="T1"> </text:span><text:span text:style-name="T2">os testes, que na verdade não tem nada de mais a classe de teste tá?</text:span><text:span text:style-name="T1"> </text:span><text:span text:style-name="T2">Você não precisa ir por processo diferente de criar outras classes certo?</text:span><text:span text:style-name="T1"> </text:span><text:span text:style-name="T2">Mas eu vou aproveitar que ele já colocou o @Test aqui pra mim,</text:span><text:span text:style-name="T1"> </text:span><text:span text:style-name="T2">já importou ali cima certo?</text:span><text:span text:style-name="T1"> </text:span><text:span text:style-name="T2">Eu vou colocar aqui o testAcelerar.</text:span><text:span text:style-name="T1"> </text:span><text:span text:style-name="T2">Então como a gente viu, o primeiro passo é criar aqui a minha classe,</text:span><text:span text:style-name="T1"> </text:span><text:span text:style-name="T2">então eu vou vir aqui ó, Carro c = new Carro.</text:span><text:span text:style-name="T1"> </text:span><text:span text:style-name="T2">Eu vou configurar aqui a potência do meu carro né, c.</text:span><text:span text:style-name="T1"> </text:span><text:span text:style-name="T2">potência certo?</text:span><text:span text:style-name="T1"> </text:span><text:span text:style-name="T2">Igual vou colocar aqui 10 certo?</text:span><text:span text:style-name="T1"> </text:span><text:span text:style-name="T2">Então eu posso já verificar aqui,</text:span><text:span text:style-name="T1"> </text:span><text:span text:style-name="T2">por exemplo fazer assertEquals que opa, esqueci de acelerar.</text:span><text:span text:style-name="T1"> </text:span><text:span text:style-name="T2">Então eu vou fazer aqui c.acelerar e aí eu vou</text:span><text:span text:style-name="T1"> </text:span><text:span text:style-name="T2">verificar aqui se o 10 = c.</text:span><text:span text:style-name="T1"> </text:span><text:span text:style-name="T2">getVelocidade, certo?</text:span><text:span text:style-name="T1"> </text:span><text:span text:style-name="T2">Então eu vou salvar aqui certo?</text:span><text:span text:style-name="T1"> </text:span><text:span text:style-name="T2">Vou executar.</text:span><text:span text:style-name="T1"> </text:span><text:span text:style-name="T2">Então eu executo aqui, eu vou fazer de novo aqui para vocês verem,</text:span><text:span text:style-name="T1"> </text:span><text:span text:style-name="T2">eu venho aqui e dou Run As JUnit Teste tá?</text:span><text:span text:style-name="T1"> </text:span><text:span text:style-name="T2">Depois eu posso simplesmente rodar ele aqui de novo que ele vai executar.</text:span><text:span text:style-name="T1"> </text:span><text:span text:style-name="T2">O JUnit quando ele executa ele, ele coloca essa janelinha aqui tá?</text:span><text:span text:style-name="T1"> </text:span><text:span text:style-name="T2">Você pode ver que tem uma barrinha verde certo?</text:span><text:span text:style-name="T1"> </text:span><text:span text:style-name="T2">E ele mostra aqui as classes que ele executou e os métodos que ele executou.</text:span><text:span text:style-name="T1"> </text:span><text:span text:style-name="T2">Eu vou botar aqui por exemplo, que a velocidade tem que ser 9 para o teste</text:span><text:span text:style-name="T1"> </text:span><text:span text:style-name="T2">falhar só para a gente ver o que acontece tá?</text:span><text:span text:style-name="T1"> </text:span><text:span text:style-name="T2">Quando eu executar o teste de novo, certo,</text:span><text:span text:style-name="T1"> </text:span><text:span text:style-name="T2">ele vai aparecer a barrinha vermelha e ele vai aparecer o teste que deu problema.</text:span><text:span text:style-name="T1"> </text:span><text:span text:style-name="T2">Se a gente pegar aqui baixo, a gente vai ver que ele está</text:span><text:span text:style-name="T1"> </text:span><text:span text:style-name="T2">escrito: Expeted 9 but, but was 10 né?</text:span><text:span text:style-name="T1"> </text:span><text:span text:style-name="T2">Então o que é que ele está dizendo aqui, que ele esperava que fosse 9, que foi o</text:span><text:span text:style-name="T1"> </text:span><text:span text:style-name="T2">que eu coloquei aqui no assert, mas o resultado do getVelocidade foi 10 tá?</text:span><text:span text:style-name="T1"> </text:span><text:span text:style-name="T2">Se eu clicar aqui baixo, certo?</text:span><text:span text:style-name="T1"> </text:span><text:span text:style-name="T2">O Eclipse já me leva para a linha de código onde aconteceu aquele problema tá?</text:span><text:span text:style-name="T1"> </text:span><text:span text:style-name="T2">Então eu vou voltar aqui com 10 e vou estar criando aqui novo teste.</text:span><text:span text:style-name="T1"> </text:span><text:span text:style-name="T2">Eu poderia ter criado teste aqui por exemplo,</text:span><text:span text:style-name="T1"> </text:span><text:span text:style-name="T2">para verificar se o carro assim que eu crio se a velocidade dele está 0.</text:span><text:span text:style-name="T1"> </text:span><text:span text:style-name="T2">Então eu posso criar aqui por exemplo, testeCarroParado.</text:span><text:span text:style-name="T1"> </text:span><text:span text:style-name="T2">Carro parado.</text:span><text:span text:style-name="T1"> </text:span><text:span text:style-name="T2">certo?</text:span><text:span text:style-name="T1"> </text:span><text:span text:style-name="T2">Então a velocidade dele tem que ser 0 né?</text:span><text:span text:style-name="T1"> </text:span><text:span text:style-name="T2">Eu posso criar teste que eu acelero e freio para</text:span><text:span text:style-name="T1"> </text:span><text:span text:style-name="T2">ver se o método frear está funcionando, certo?</text:span><text:span text:style-name="T1"> </text:span><text:span text:style-name="T2">Então eu vou vir aqui c.frear.</text:span><text:span text:style-name="T1"> </text:span><text:span text:style-name="T2">No caso ele vai ter que dividir a velocidade por 2.</text:span><text:span text:style-name="T1"> </text:span><text:span text:style-name="T2">Então tem que ser 5 tá?</text:span><text:span text:style-name="T1"> </text:span><text:span text:style-name="T2">Então eu vou salvar aqui, vou rodar aqui o meu teste e olha passaram todos.</text:span><text:span text:style-name="T1"> </text:span><text:span text:style-name="T2">Tá?</text:span><text:span text:style-name="T1"> </text:span><text:span text:style-name="T2">Eu quero fazer teste aqui que eu quero ver se ele chega a 0 se eu frear o suficiente.</text:span><text:span text:style-name="T1"> </text:span><text:span text:style-name="T2">Então eu vou colocar aqui, frear até zero.</text:span><text:span text:style-name="T1"> </text:span><text:span text:style-name="T2">Certo?</text:span><text:span text:style-name="T1"> </text:span><text:span text:style-name="T2">Então, se ele vai dividindo por 2,</text:span><text:span text:style-name="T1"> </text:span><text:span text:style-name="T2">eu tenho que chamar aqui ele 5 vai dividir por 2 ele</text:span><text:span text:style-name="T1"> </text:span><text:span text:style-name="T2">vai ficar seria 2,5 ele arredonda para baixo 2,</text:span><text:span text:style-name="T1"> </text:span><text:span text:style-name="T2">eu preciso frear mais duas vezes aqui para ele chegar a 0.</text:span><text:span text:style-name="T1"> </text:span><text:span text:style-name="T2">Certo?</text:span><text:span text:style-name="T1"> </text:span><text:span text:style-name="T2">Então eu vou ver se ele chega até 0, se eu frear o suficiente.</text:span><text:span text:style-name="T1"> </text:span><text:span text:style-name="T2">Então salvo aqui, rodo, está funcionando.</text:span><text:span text:style-name="T1"> </text:span><text:span text:style-name="T2">Note que se eu tivesse frear a menos aqui e rodasse certo?</text:span><text:span text:style-name="T1"> </text:span><text:span text:style-name="T2">Ele ia mostrar todos os teste que passaram como verdinhos e esse daqui,</text:span><text:span text:style-name="T1"> </text:span><text:span text:style-name="T2">ele falou assim: olha eu esperava 0, mas foi 1.</text:span><text:span text:style-name="T1"> </text:span><text:span text:style-name="T2">Se eu clicar aqui, ele me leva pra linha de código onde deu o problema.</text:span><text:span text:style-name="T1"> </text:span><text:span text:style-name="T2">Está certo?</text:span><text:span text:style-name="T1"> </text:span><text:span text:style-name="T2">Então a gente viu aqui como que é </text:span><text:soft-page-break/><text:span text:style-name="T2">fácil criar os testes com o JUnit, né?</text:span><text:span text:style-name="T1"> </text:span><text:span text:style-name="T2">Basta a gente criar os métodos de teste colocando o @Test certo?</text:span><text:span text:style-name="T1"> </text:span><text:span text:style-name="T2">E a gente pode utilizar aqui os métodos de assert,</text:span><text:span text:style-name="T1"> </text:span><text:span text:style-name="T2">o assertEquals, a gente tem outros né?</text:span><text:span text:style-name="T1"> </text:span><text:span text:style-name="T2">Se a gente vier aqui e olhar aqui na classe,</text:span><text:span text:style-name="T1"> </text:span><text:span text:style-name="T2">pode ver aqui todos os métodos que ele tem aqui de asserção, certo?</text:span><text:span text:style-name="T1"> </text:span><text:span text:style-name="T2">E a gente pode utilizar esses métodos para fazer a comparação.</text:span><text:span text:style-name="T1"> </text:span><text:span text:style-name="T2">Bom é isso, espero que vocês tenham entendido.</text:span><text:span text:style-name="T1"> </text:span><text:span text:style-name="T2">Muito obrigado.</text:span><text:span text:style-name="T1"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9S</meta:editing-duration>
    <meta:editing-cycles>3</meta:editing-cycles>
    <meta:generator>LibreOffice/4.4.5.2$Windows_x86 LibreOffice_project/a22f674fd25a3b6f45bdebf25400ed2adff0ff99</meta:generator>
    <dc:date>2017-01-17T07:04:57.058000000</dc:date>
    <meta:document-statistic meta:table-count="0" meta:image-count="0" meta:object-count="0" meta:page-count="2" meta:paragraph-count="1" meta:word-count="1010" meta:character-count="5224" meta:non-whitespace-character-count="4213"/>
    <meta:user-defined meta:name="Info 1"/>
    <meta:user-defined meta:name="Info 2"/>
    <meta:user-defined meta:name="Info 3"/>
    <meta:user-defined meta:name="Info 4"/>
  </office:meta>
</office:document-meta>
</file>